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TableColumn2" style:family="table-column">
      <style:table-column-properties style:column-width="1.1402in"/>
    </style:style>
    <style:style style:name="TableColumn3" style:family="table-column">
      <style:table-column-properties style:column-width="3.4527in"/>
    </style:style>
    <style:style style:name="TableColumn4" style:family="table-column">
      <style:table-column-properties style:column-width="2.4069in"/>
    </style:style>
    <style:style style:name="Table1" style:family="table" style:master-page-name="MP0">
      <style:table-properties style:width="7in" fo:margin-left="0in" table:align="center"/>
    </style:style>
    <style:style style:name="TableRow5" style:family="table-row">
      <style:table-row-properties style:min-row-height="0.525in"/>
    </style:style>
    <style:style style:name="TableCell6" style:family="table-cell">
      <style:table-cell-properties fo:border="none" style:writing-mode="lr-tb" fo:padding-top="0in" fo:padding-left="0.0798in" fo:padding-bottom="0.0402in" fo:padding-right="0.0798in"/>
    </style:style>
    <style:style style:name="P7" style:parent-style-name="Normal" style:family="paragraph">
      <style:paragraph-properties fo:break-before="page"/>
    </style:style>
    <style:style style:name="T8" style:parent-style-name="Policepardéfaut" style:family="text">
      <style:text-properties style:language-asian="zh" style:country-asian="CN" style:language-complex="th" style:country-complex="TH"/>
    </style:style>
    <style:style style:name="TableCell9" style:family="table-cell">
      <style:table-cell-properties fo:border="none" style:writing-mode="lr-tb" fo:padding-top="0.1in" fo:padding-left="0.0798in" fo:padding-bottom="0.0402in" fo:padding-right="0.0798in"/>
    </style:style>
    <style:style style:name="T10" style:parent-style-name="Policepardéfaut" style:family="text">
      <style:text-properties fo:language="fr" fo:country="FR"/>
    </style:style>
    <style:style style:name="TableRow11" style:family="table-row">
      <style:table-row-properties style:min-row-height="0.2in"/>
    </style:style>
    <style:style style:name="TableCell12" style:family="table-cell">
      <style:table-cell-properties fo:border="none" style:writing-mode="lr-tb" fo:padding-top="0in" fo:padding-left="0.0798in" fo:padding-bottom="0.0402in" fo:padding-right="0.0798in"/>
    </style:style>
    <style:style style:name="T13" style:parent-style-name="Policepardéfaut" style:family="text">
      <style:text-properties fo:language="fr" fo:country="FR"/>
    </style:style>
    <style:style style:name="TableCell14" style:family="table-cell">
      <style:table-cell-properties fo:border="none" style:writing-mode="lr-tb" fo:padding-top="0.1in" fo:padding-left="0.0798in" fo:padding-bottom="0.0402in" fo:padding-right="0.0798in"/>
    </style:style>
    <style:style style:name="T15" style:parent-style-name="Policepardéfaut" style:family="text">
      <style:text-properties fo:language="fr" fo:country="FR"/>
    </style:style>
    <style:style style:name="T16" style:parent-style-name="Policepardéfaut" style:family="text">
      <style:text-properties fo:language="fr" fo:country="FR"/>
    </style:style>
    <style:style style:name="T17" style:parent-style-name="Policepardéfaut" style:family="text">
      <style:text-properties fo:language="fr" fo:country="FR"/>
    </style:style>
    <style:style style:name="TableRow18" style:family="table-row">
      <style:table-row-properties style:min-row-height="0.802in"/>
    </style:style>
    <style:style style:name="TableCell19" style:family="table-cell">
      <style:table-cell-properties fo:border="none" style:writing-mode="lr-tb" fo:padding-top="0in" fo:padding-left="0.0798in" fo:padding-bottom="0.0402in" fo:padding-right="0.0798in"/>
    </style:style>
    <style:style style:name="T20" style:parent-style-name="Policepardéfaut" style:family="text">
      <style:text-properties fo:language="fr" fo:country="FR"/>
    </style:style>
    <style:style style:name="TableCell21" style:family="table-cell">
      <style:table-cell-properties fo:border="none" style:writing-mode="lr-tb" fo:padding-top="0.1in" fo:padding-left="0.0798in" fo:padding-bottom="0.0402in" fo:padding-right="0.0798in"/>
    </style:style>
    <style:style style:name="T22" style:parent-style-name="Policepardéfaut" style:family="text">
      <style:text-properties fo:language="fr" fo:country="FR"/>
    </style:style>
    <style:style style:name="T23" style:parent-style-name="Policepardéfaut" style:family="text">
      <style:text-properties fo:language="fr" fo:country="FR"/>
    </style:style>
    <style:style style:name="T24" style:parent-style-name="Policepardéfaut" style:family="text">
      <style:text-properties fo:language="fr" fo:country="FR"/>
    </style:style>
    <style:style style:name="T25" style:parent-style-name="Policepardéfaut" style:family="text">
      <style:text-properties fo:language="fr" fo:country="FR"/>
    </style:style>
    <style:style style:name="T26" style:parent-style-name="Policepardéfaut" style:family="text">
      <style:text-properties fo:language="fr" fo:country="FR"/>
    </style:style>
    <style:style style:name="P27" style:parent-style-name="rightalignedtext" style:family="paragraph">
      <style:text-properties fo:language="fr" fo:country="BE"/>
    </style:style>
    <style:style style:name="T28" style:parent-style-name="Policepardéfaut" style:family="text">
      <style:text-properties fo:language="fr" fo:country="FR"/>
    </style:style>
    <style:style style:name="T29" style:parent-style-name="Policepardéfaut" style:family="text">
      <style:text-properties fo:language="fr" fo:country="FR"/>
    </style:style>
    <style:style style:name="T30" style:parent-style-name="Policepardéfaut" style:family="text">
      <style:text-properties fo:language="fr" fo:country="FR"/>
    </style:style>
    <style:style style:name="T31" style:parent-style-name="Policepardéfaut" style:family="text">
      <style:text-properties fo:language="fr" fo:country="FR"/>
    </style:style>
    <style:style style:name="T32" style:parent-style-name="Policepardéfaut" style:family="text">
      <style:text-properties fo:language="fr" fo:country="FR"/>
    </style:style>
    <style:style style:name="T33" style:parent-style-name="Policepardéfaut" style:family="text">
      <style:text-properties fo:language="fr" fo:country="FR"/>
    </style:style>
    <style:style style:name="P34" style:parent-style-name="Normal" style:family="paragraph">
      <style:text-properties fo:language="fr" fo:country="FR"/>
    </style:style>
    <style:style style:name="TableColumn36" style:family="table-column">
      <style:table-column-properties style:column-width="0.6972in"/>
    </style:style>
    <style:style style:name="TableColumn37" style:family="table-column">
      <style:table-column-properties style:column-width="0.5902in"/>
    </style:style>
    <style:style style:name="TableColumn38" style:family="table-column">
      <style:table-column-properties style:column-width="1.2798in"/>
    </style:style>
    <style:style style:name="TableColumn39" style:family="table-column">
      <style:table-column-properties style:column-width="1.2798in"/>
    </style:style>
    <style:style style:name="TableColumn40" style:family="table-column">
      <style:table-column-properties style:column-width="1.0826in"/>
    </style:style>
    <style:style style:name="TableColumn41" style:family="table-column">
      <style:table-column-properties style:column-width="1.3784in"/>
    </style:style>
    <style:style style:name="TableColumn42" style:family="table-column">
      <style:table-column-properties style:column-width="0.6916in"/>
    </style:style>
    <style:style style:name="Table35" style:family="table">
      <style:table-properties style:width="7in" fo:margin-left="0in" table:align="center"/>
    </style:style>
    <style:style style:name="TableRow43" style:family="table-row">
      <style:table-row-properties style:min-row-height="0.15in" fo:keep-together="always"/>
    </style:style>
    <style:style style:name="TableCell44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45" style:parent-style-name="Policepardéfaut" style:family="text">
      <style:text-properties fo:language="fr" fo:country="FR"/>
    </style:style>
    <style:style style:name="TableCell46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47" style:parent-style-name="Policepardéfaut" style:family="text">
      <style:text-properties fo:language="fr" fo:country="FR"/>
    </style:style>
    <style:style style:name="TableCell48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49" style:parent-style-name="Policepardéfaut" style:family="text">
      <style:text-properties fo:language="fr" fo:country="FR"/>
    </style:style>
    <style:style style:name="TableCell50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1" style:parent-style-name="Policepardéfaut" style:family="text">
      <style:text-properties fo:language="fr" fo:country="FR"/>
    </style:style>
    <style:style style:name="TableCell52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3" style:parent-style-name="Policepardéfaut" style:family="text">
      <style:text-properties fo:language="fr" fo:country="FR"/>
    </style:style>
    <style:style style:name="TableCell54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5" style:parent-style-name="Policepardéfaut" style:family="text">
      <style:text-properties fo:language="fr" fo:country="FR"/>
    </style:style>
    <style:style style:name="TableCell56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57" style:parent-style-name="Policepardéfaut" style:family="text">
      <style:text-properties fo:language="fr" fo:country="FR"/>
    </style:style>
    <style:style style:name="TableRow58" style:family="table-row">
      <style:table-row-properties style:min-row-height="0.15in" fo:keep-together="always"/>
    </style:style>
    <style:style style:name="TableCell59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0" style:parent-style-name="Normal" style:family="paragraph">
      <style:text-properties fo:language="fr" fo:country="FR"/>
    </style:style>
    <style:style style:name="TableCell61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2" style:parent-style-name="Normal" style:family="paragraph">
      <style:text-properties fo:language="fr" fo:country="FR"/>
    </style:style>
    <style:style style:name="TableCell63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4" style:parent-style-name="Normal" style:family="paragraph">
      <style:text-properties fo:language="fr" fo:country="FR"/>
    </style:style>
    <style:style style:name="TableCell65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6" style:parent-style-name="Normal" style:family="paragraph">
      <style:text-properties fo:language="fr" fo:country="FR"/>
    </style:style>
    <style:style style:name="TableCell67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68" style:parent-style-name="Normal" style:family="paragraph">
      <style:text-properties fo:language="fr" fo:country="FR"/>
    </style:style>
    <style:style style:name="TableCell69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T70" style:parent-style-name="Policepardéfaut" style:family="text">
      <style:text-properties fo:language="fr" fo:country="FR"/>
    </style:style>
    <style:style style:name="TableCell71" style:family="table-cell">
      <style:table-cell-properties fo:border="0.0069in solid #B0CCB0" style:writing-mode="lr-tb" style:vertical-align="middle" fo:padding-top="0.0298in" fo:padding-left="0.0798in" fo:padding-bottom="0.0298in" fo:padding-right="0.0798in"/>
    </style:style>
    <style:style style:name="P72" style:parent-style-name="Normal" style:family="paragraph">
      <style:text-properties fo:language="fr" fo:country="FR"/>
    </style:style>
    <style:style style:name="P73" style:parent-style-name="Normal" style:family="paragraph">
      <style:text-properties fo:language="fr" fo:country="FR"/>
    </style:style>
    <style:style style:name="TableColumn75" style:family="table-column">
      <style:table-column-properties style:column-width="1.4569in"/>
    </style:style>
    <style:style style:name="TableColumn76" style:family="table-column">
      <style:table-column-properties style:column-width="1.4993in"/>
    </style:style>
    <style:style style:name="TableColumn77" style:family="table-column">
      <style:table-column-properties style:column-width="1.6055in"/>
    </style:style>
    <style:style style:name="TableColumn78" style:family="table-column">
      <style:table-column-properties style:column-width="1.6409in"/>
    </style:style>
    <style:style style:name="TableColumn79" style:family="table-column">
      <style:table-column-properties style:column-width="0.5375in"/>
    </style:style>
    <style:style style:name="TableColumn80" style:family="table-column">
      <style:table-column-properties style:column-width="1.418in"/>
    </style:style>
    <style:style style:name="Table74" style:family="table">
      <style:table-properties style:width="7.777in" fo:margin-left="0in" table:align="center"/>
    </style:style>
    <style:style style:name="TableRow81" style:family="table-row">
      <style:table-row-properties style:min-row-height="0.15in" fo:keep-together="always"/>
    </style:style>
    <style:style style:name="TableCell82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3" style:parent-style-name="Policepardéfaut" style:family="text">
      <style:text-properties fo:language="fr" fo:country="FR"/>
    </style:style>
    <style:style style:name="TableCell84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5" style:parent-style-name="Policepardéfaut" style:family="text">
      <style:text-properties fo:language="fr" fo:country="FR"/>
    </style:style>
    <style:style style:name="TableCell86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7" style:parent-style-name="Policepardéfaut" style:family="text">
      <style:text-properties fo:language="fr" fo:country="FR"/>
    </style:style>
    <style:style style:name="TableCell88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89" style:parent-style-name="Policepardéfaut" style:family="text">
      <style:text-properties fo:language="fr" fo:country="FR"/>
    </style:style>
    <style:style style:name="T90" style:parent-style-name="Policepardéfaut" style:family="text">
      <style:text-properties fo:language="fr" fo:country="FR"/>
    </style:style>
    <style:style style:name="TableCell91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92" style:parent-style-name="Policepardéfaut" style:family="text">
      <style:text-properties fo:language="fr" fo:country="FR"/>
    </style:style>
    <style:style style:name="TableCell93" style:family="table-cell">
      <style:table-cell-properties fo:border="0.0069in solid #B0CCB0" fo:background-color="#EFF4EF" style:writing-mode="lr-tb" style:vertical-align="middle" fo:padding-top="0.0298in" fo:padding-left="0.0798in" fo:padding-bottom="0.0298in" fo:padding-right="0.0798in"/>
    </style:style>
    <style:style style:name="T94" style:parent-style-name="Policepardéfaut" style:family="text">
      <style:text-properties fo:language="fr" fo:country="FR"/>
    </style:style>
    <style:style style:name="TableRow95" style:family="table-row">
      <style:table-row-properties style:min-row-height="0.15in" fo:keep-together="always"/>
    </style:style>
    <style:style style:name="TableCell96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97" style:parent-style-name="Normal" style:family="paragraph">
      <style:text-properties fo:language="fr" fo:country="FR"/>
    </style:style>
    <style:style style:name="TableCell98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99" style:parent-style-name="Normal" style:family="paragraph">
      <style:text-properties fo:language="fr" fo:country="FR"/>
    </style:style>
    <style:style style:name="TableCell100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01" style:parent-style-name="Normal" style:family="paragraph">
      <style:text-properties fo:language="fr" fo:country="FR"/>
    </style:style>
    <style:style style:name="TableCell102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03" style:parent-style-name="Amount" style:family="paragraph">
      <style:text-properties fo:language="fr" fo:country="FR"/>
    </style:style>
    <style:style style:name="TableCell104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05" style:parent-style-name="Amount" style:family="paragraph">
      <style:text-properties fo:language="fr" fo:country="FR"/>
    </style:style>
    <style:style style:name="TableCell106" style:family="table-cell">
      <style:table-cell-properties fo:border-top="0.0069in solid #B0CCB0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07" style:parent-style-name="Amount" style:family="paragraph">
      <style:text-properties fo:language="fr" fo:country="FR"/>
    </style:style>
    <style:style style:name="TableRow108" style:family="table-row">
      <style:table-row-properties style:min-row-height="0.15in" fo:keep-together="always"/>
    </style:style>
    <style:style style:name="TableCell10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10" style:parent-style-name="Normal" style:family="paragraph">
      <style:text-properties fo:language="fr" fo:country="FR"/>
    </style:style>
    <style:style style:name="TableCell11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12" style:parent-style-name="Normal" style:family="paragraph">
      <style:text-properties fo:language="fr" fo:country="FR"/>
    </style:style>
    <style:style style:name="TableCell11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14" style:parent-style-name="Normal" style:family="paragraph">
      <style:text-properties fo:language="fr" fo:country="FR"/>
    </style:style>
    <style:style style:name="TableCell11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16" style:parent-style-name="Amount" style:family="paragraph">
      <style:text-properties fo:language="fr" fo:country="FR"/>
    </style:style>
    <style:style style:name="TableCell11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18" style:parent-style-name="Amount" style:family="paragraph">
      <style:text-properties fo:language="fr" fo:country="FR"/>
    </style:style>
    <style:style style:name="TableCell11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20" style:parent-style-name="Amount" style:family="paragraph">
      <style:text-properties fo:language="fr" fo:country="FR"/>
    </style:style>
    <style:style style:name="TableRow121" style:family="table-row">
      <style:table-row-properties style:min-row-height="0.15in" fo:keep-together="always"/>
    </style:style>
    <style:style style:name="TableCell12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23" style:parent-style-name="Normal" style:family="paragraph">
      <style:text-properties fo:language="fr" fo:country="FR"/>
    </style:style>
    <style:style style:name="TableCell12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25" style:parent-style-name="Normal" style:family="paragraph">
      <style:text-properties fo:language="fr" fo:country="FR"/>
    </style:style>
    <style:style style:name="TableCell12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27" style:parent-style-name="Normal" style:family="paragraph">
      <style:text-properties fo:language="fr" fo:country="FR"/>
    </style:style>
    <style:style style:name="TableCell12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29" style:parent-style-name="Amount" style:family="paragraph">
      <style:text-properties fo:language="fr" fo:country="FR"/>
    </style:style>
    <style:style style:name="TableCell13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31" style:parent-style-name="Amount" style:family="paragraph">
      <style:text-properties fo:language="fr" fo:country="FR"/>
    </style:style>
    <style:style style:name="TableCell13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33" style:parent-style-name="Amount" style:family="paragraph">
      <style:text-properties fo:language="fr" fo:country="FR"/>
    </style:style>
    <style:style style:name="TableRow134" style:family="table-row">
      <style:table-row-properties style:min-row-height="0.15in" fo:keep-together="always"/>
    </style:style>
    <style:style style:name="TableCell13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36" style:parent-style-name="Normal" style:family="paragraph">
      <style:text-properties fo:language="fr" fo:country="FR"/>
    </style:style>
    <style:style style:name="TableCell13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38" style:parent-style-name="Normal" style:family="paragraph">
      <style:text-properties fo:language="fr" fo:country="FR"/>
    </style:style>
    <style:style style:name="TableCell13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40" style:parent-style-name="Normal" style:family="paragraph">
      <style:text-properties fo:language="fr" fo:country="FR"/>
    </style:style>
    <style:style style:name="TableCell14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42" style:parent-style-name="Amount" style:family="paragraph">
      <style:text-properties fo:language="fr" fo:country="FR"/>
    </style:style>
    <style:style style:name="TableCell14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44" style:parent-style-name="Amount" style:family="paragraph">
      <style:text-properties fo:language="fr" fo:country="FR"/>
    </style:style>
    <style:style style:name="TableCell14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46" style:parent-style-name="Amount" style:family="paragraph">
      <style:text-properties fo:language="fr" fo:country="FR"/>
    </style:style>
    <style:style style:name="TableRow147" style:family="table-row">
      <style:table-row-properties style:min-row-height="0.15in" fo:keep-together="always"/>
    </style:style>
    <style:style style:name="TableCell14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49" style:parent-style-name="Normal" style:family="paragraph">
      <style:text-properties fo:language="fr" fo:country="FR"/>
    </style:style>
    <style:style style:name="TableCell15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51" style:parent-style-name="Normal" style:family="paragraph">
      <style:text-properties fo:language="fr" fo:country="FR"/>
    </style:style>
    <style:style style:name="TableCell15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53" style:parent-style-name="Normal" style:family="paragraph">
      <style:text-properties fo:language="fr" fo:country="FR"/>
    </style:style>
    <style:style style:name="TableCell15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55" style:parent-style-name="Amount" style:family="paragraph">
      <style:text-properties fo:language="fr" fo:country="FR"/>
    </style:style>
    <style:style style:name="TableCell15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57" style:parent-style-name="Amount" style:family="paragraph">
      <style:text-properties fo:language="fr" fo:country="FR"/>
    </style:style>
    <style:style style:name="TableCell15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59" style:parent-style-name="Amount" style:family="paragraph">
      <style:text-properties fo:language="fr" fo:country="FR"/>
    </style:style>
    <style:style style:name="TableRow160" style:family="table-row">
      <style:table-row-properties style:min-row-height="0.15in" fo:keep-together="always"/>
    </style:style>
    <style:style style:name="TableCell16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62" style:parent-style-name="Normal" style:family="paragraph">
      <style:text-properties fo:language="fr" fo:country="FR"/>
    </style:style>
    <style:style style:name="TableCell16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64" style:parent-style-name="Normal" style:family="paragraph">
      <style:text-properties fo:language="fr" fo:country="FR"/>
    </style:style>
    <style:style style:name="TableCell16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66" style:parent-style-name="Normal" style:family="paragraph">
      <style:text-properties fo:language="fr" fo:country="FR"/>
    </style:style>
    <style:style style:name="TableCell16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68" style:parent-style-name="Amount" style:family="paragraph">
      <style:text-properties fo:language="fr" fo:country="FR"/>
    </style:style>
    <style:style style:name="TableCell16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70" style:parent-style-name="Amount" style:family="paragraph">
      <style:text-properties fo:language="fr" fo:country="FR"/>
    </style:style>
    <style:style style:name="TableCell17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72" style:parent-style-name="Amount" style:family="paragraph">
      <style:text-properties fo:language="fr" fo:country="FR"/>
    </style:style>
    <style:style style:name="TableRow173" style:family="table-row">
      <style:table-row-properties style:min-row-height="0.15in" fo:keep-together="always"/>
    </style:style>
    <style:style style:name="TableCell17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75" style:parent-style-name="Normal" style:family="paragraph">
      <style:text-properties fo:language="fr" fo:country="FR"/>
    </style:style>
    <style:style style:name="TableCell17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77" style:parent-style-name="Normal" style:family="paragraph">
      <style:text-properties fo:language="fr" fo:country="FR"/>
    </style:style>
    <style:style style:name="TableCell17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79" style:parent-style-name="Normal" style:family="paragraph">
      <style:text-properties fo:language="fr" fo:country="FR"/>
    </style:style>
    <style:style style:name="TableCell18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81" style:parent-style-name="Amount" style:family="paragraph">
      <style:text-properties fo:language="fr" fo:country="FR"/>
    </style:style>
    <style:style style:name="TableCell18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83" style:parent-style-name="Amount" style:family="paragraph">
      <style:text-properties fo:language="fr" fo:country="FR"/>
    </style:style>
    <style:style style:name="TableCell18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85" style:parent-style-name="Amount" style:family="paragraph">
      <style:text-properties fo:language="fr" fo:country="FR"/>
    </style:style>
    <style:style style:name="TableRow186" style:family="table-row">
      <style:table-row-properties style:min-row-height="0.15in" fo:keep-together="always"/>
    </style:style>
    <style:style style:name="TableCell18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88" style:parent-style-name="Normal" style:family="paragraph">
      <style:text-properties fo:language="fr" fo:country="FR"/>
    </style:style>
    <style:style style:name="TableCell18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90" style:parent-style-name="Normal" style:family="paragraph">
      <style:text-properties fo:language="fr" fo:country="FR"/>
    </style:style>
    <style:style style:name="TableCell19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192" style:parent-style-name="Normal" style:family="paragraph">
      <style:text-properties fo:language="fr" fo:country="FR"/>
    </style:style>
    <style:style style:name="TableCell19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94" style:parent-style-name="Amount" style:family="paragraph">
      <style:text-properties fo:language="fr" fo:country="FR"/>
    </style:style>
    <style:style style:name="TableCell19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96" style:parent-style-name="Amount" style:family="paragraph">
      <style:text-properties fo:language="fr" fo:country="FR"/>
    </style:style>
    <style:style style:name="TableCell19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198" style:parent-style-name="Amount" style:family="paragraph">
      <style:text-properties fo:language="fr" fo:country="FR"/>
    </style:style>
    <style:style style:name="TableRow199" style:family="table-row">
      <style:table-row-properties style:min-row-height="0.15in" fo:keep-together="always"/>
    </style:style>
    <style:style style:name="TableCell20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01" style:parent-style-name="Normal" style:family="paragraph">
      <style:text-properties fo:language="fr" fo:country="FR"/>
    </style:style>
    <style:style style:name="TableCell20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03" style:parent-style-name="Normal" style:family="paragraph">
      <style:text-properties fo:language="fr" fo:country="FR"/>
    </style:style>
    <style:style style:name="TableCell20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05" style:parent-style-name="Normal" style:family="paragraph">
      <style:text-properties fo:language="fr" fo:country="FR"/>
    </style:style>
    <style:style style:name="TableCell20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07" style:parent-style-name="Amount" style:family="paragraph">
      <style:text-properties fo:language="fr" fo:country="FR"/>
    </style:style>
    <style:style style:name="TableCell20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09" style:parent-style-name="Amount" style:family="paragraph">
      <style:text-properties fo:language="fr" fo:country="FR"/>
    </style:style>
    <style:style style:name="TableCell21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11" style:parent-style-name="Amount" style:family="paragraph">
      <style:text-properties fo:language="fr" fo:country="FR"/>
    </style:style>
    <style:style style:name="TableRow212" style:family="table-row">
      <style:table-row-properties style:min-row-height="0.15in" fo:keep-together="always"/>
    </style:style>
    <style:style style:name="TableCell21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14" style:parent-style-name="Normal" style:family="paragraph">
      <style:text-properties fo:language="fr" fo:country="FR"/>
    </style:style>
    <style:style style:name="TableCell215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16" style:parent-style-name="Normal" style:family="paragraph">
      <style:text-properties fo:language="fr" fo:country="FR"/>
    </style:style>
    <style:style style:name="TableCell217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18" style:parent-style-name="Normal" style:family="paragraph">
      <style:text-properties fo:language="fr" fo:country="FR"/>
    </style:style>
    <style:style style:name="TableCell219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20" style:parent-style-name="Amount" style:family="paragraph">
      <style:text-properties fo:language="fr" fo:country="FR"/>
    </style:style>
    <style:style style:name="TableCell221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22" style:parent-style-name="Amount" style:family="paragraph">
      <style:text-properties fo:language="fr" fo:country="FR"/>
    </style:style>
    <style:style style:name="TableCell223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24" style:parent-style-name="Amount" style:family="paragraph">
      <style:text-properties fo:language="fr" fo:country="FR"/>
    </style:style>
    <style:style style:name="TableRow225" style:family="table-row">
      <style:table-row-properties style:min-row-height="0.15in" fo:keep-together="always"/>
    </style:style>
    <style:style style:name="TableCell22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27" style:parent-style-name="Normal" style:family="paragraph">
      <style:text-properties fo:language="fr" fo:country="FR"/>
    </style:style>
    <style:style style:name="TableCell228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29" style:parent-style-name="Normal" style:family="paragraph">
      <style:text-properties fo:language="fr" fo:country="FR"/>
    </style:style>
    <style:style style:name="TableCell230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P231" style:parent-style-name="Normal" style:family="paragraph">
      <style:text-properties fo:language="fr" fo:country="FR"/>
    </style:style>
    <style:style style:name="TableCell232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33" style:parent-style-name="Amount" style:family="paragraph">
      <style:text-properties fo:language="fr" fo:country="FR"/>
    </style:style>
    <style:style style:name="TableCell234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35" style:parent-style-name="Amount" style:family="paragraph">
      <style:text-properties fo:language="fr" fo:country="FR"/>
    </style:style>
    <style:style style:name="TableCell236" style:family="table-cell">
      <style:table-cell-properties fo:border-top="none" fo:border-left="0.0069in solid #B0CCB0" fo:border-bottom="none" fo:border-right="0.0069in solid #B0CCB0" style:writing-mode="lr-tb" style:vertical-align="middle" fo:padding-top="0.0298in" fo:padding-left="0.15in" fo:padding-bottom="0.0298in" fo:padding-right="0.15in"/>
    </style:style>
    <style:style style:name="P237" style:parent-style-name="Amount" style:family="paragraph">
      <style:text-properties fo:language="fr" fo:country="FR"/>
    </style:style>
    <style:style style:name="TableRow238" style:family="table-row">
      <style:table-row-properties style:min-row-height="0.15in" fo:keep-together="always"/>
    </style:style>
    <style:style style:name="TableCell239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0798in" fo:padding-bottom="0.0298in" fo:padding-right="0.0798in"/>
    </style:style>
    <style:style style:name="P240" style:parent-style-name="Normal" style:family="paragraph">
      <style:text-properties fo:language="fr" fo:country="FR"/>
    </style:style>
    <style:style style:name="TableCell241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0798in" fo:padding-bottom="0.0298in" fo:padding-right="0.0798in"/>
    </style:style>
    <style:style style:name="P242" style:parent-style-name="Normal" style:family="paragraph">
      <style:text-properties fo:language="fr" fo:country="FR"/>
    </style:style>
    <style:style style:name="TableCell243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0798in" fo:padding-bottom="0.0298in" fo:padding-right="0.0798in"/>
    </style:style>
    <style:style style:name="P244" style:parent-style-name="Normal" style:family="paragraph">
      <style:text-properties fo:language="fr" fo:country="FR"/>
    </style:style>
    <style:style style:name="TableCell245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15in" fo:padding-bottom="0.0298in" fo:padding-right="0.15in"/>
    </style:style>
    <style:style style:name="P246" style:parent-style-name="Amount" style:family="paragraph">
      <style:text-properties fo:language="fr" fo:country="FR"/>
    </style:style>
    <style:style style:name="TableCell247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15in" fo:padding-bottom="0.0298in" fo:padding-right="0.15in"/>
    </style:style>
    <style:style style:name="P248" style:parent-style-name="Amount" style:family="paragraph">
      <style:text-properties fo:language="fr" fo:country="FR"/>
    </style:style>
    <style:style style:name="TableCell249" style:family="table-cell">
      <style:table-cell-properties fo:border-top="none" fo:border-left="0.0069in solid #B0CCB0" fo:border-bottom="0.0069in solid #B0CCB0" fo:border-right="0.0069in solid #B0CCB0" style:writing-mode="lr-tb" style:vertical-align="middle" fo:padding-top="0.0298in" fo:padding-left="0.15in" fo:padding-bottom="0.0298in" fo:padding-right="0.15in"/>
    </style:style>
    <style:style style:name="P250" style:parent-style-name="Amount" style:family="paragraph">
      <style:text-properties fo:language="fr" fo:country="FR"/>
    </style:style>
    <style:style style:name="TableRow251" style:family="table-row">
      <style:table-row-properties style:min-row-height="0.15in" fo:keep-together="always"/>
    </style:style>
    <style:style style:name="TableCell252" style:family="table-cell">
      <style:table-cell-properties fo:border-top="0.0069in solid #B0CCB0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53" style:parent-style-name="Policepardéfaut" style:family="text">
      <style:text-properties fo:language="fr" fo:country="FR"/>
    </style:style>
    <style:style style:name="TableCell254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55" style:parent-style-name="Amount" style:family="paragraph">
      <style:text-properties fo:language="fr" fo:country="FR"/>
    </style:style>
    <style:style style:name="TableCell256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57" style:parent-style-name="Amount" style:family="paragraph">
      <style:text-properties fo:language="fr" fo:country="FR"/>
    </style:style>
    <style:style style:name="TableRow258" style:family="table-row">
      <style:table-row-properties style:min-row-height="0.15in" fo:keep-together="always"/>
    </style:style>
    <style:style style:name="TableCell259" style:family="table-cell">
      <style:table-cell-properties fo:border-top="none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60" style:parent-style-name="Policepardéfaut" style:family="text">
      <style:text-properties fo:language="fr" fo:country="FR"/>
    </style:style>
    <style:style style:name="TableCell261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62" style:parent-style-name="Amount" style:family="paragraph">
      <style:text-properties fo:language="fr" fo:country="FR"/>
    </style:style>
    <style:style style:name="TableRow263" style:family="table-row">
      <style:table-row-properties style:min-row-height="0.15in" fo:keep-together="always"/>
    </style:style>
    <style:style style:name="TableCell264" style:family="table-cell">
      <style:table-cell-properties fo:border-top="none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65" style:parent-style-name="Policepardéfaut" style:family="text">
      <style:text-properties fo:language="fr" fo:country="FR"/>
    </style:style>
    <style:style style:name="TableCell266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67" style:parent-style-name="Amount" style:family="paragraph">
      <style:text-properties fo:language="fr" fo:country="FR"/>
    </style:style>
    <style:style style:name="TableRow268" style:family="table-row">
      <style:table-row-properties style:min-row-height="0.15in" fo:keep-together="always"/>
    </style:style>
    <style:style style:name="TableCell269" style:family="table-cell">
      <style:table-cell-properties fo:border-top="none" fo:border-left="none" fo:border-bottom="none" fo:border-right="0.0069in solid #B0CCB0" style:writing-mode="lr-tb" style:vertical-align="middle" fo:padding-top="0.0298in" fo:padding-left="0.0798in" fo:padding-bottom="0.0298in" fo:padding-right="0.0798in"/>
    </style:style>
    <style:style style:name="T270" style:parent-style-name="Policepardéfaut" style:family="text">
      <style:text-properties fo:language="fr" fo:country="FR"/>
    </style:style>
    <style:style style:name="TableCell271" style:family="table-cell">
      <style:table-cell-properties fo:border="0.0069in solid #B0CCB0" style:writing-mode="lr-tb" style:vertical-align="middle" fo:padding-top="0.0298in" fo:padding-left="0.15in" fo:padding-bottom="0.0298in" fo:padding-right="0.15in"/>
    </style:style>
    <style:style style:name="P272" style:parent-style-name="Amount" style:family="paragraph">
      <style:text-properties fo:language="fr" fo:country="FR"/>
    </style:style>
    <style:style style:name="P273" style:parent-style-name="Normal" style:family="paragraph">
      <style:text-properties fo:language="fr" fo:country="FR"/>
    </style:style>
    <style:style style:name="P274" style:parent-style-name="Normal" style:family="paragraph">
      <style:text-properties fo:language="fr" fo:country="FR"/>
    </style:style>
    <style:style style:name="TableColumn276" style:family="table-column">
      <style:table-column-properties style:column-width="7in"/>
    </style:style>
    <style:style style:name="Table275" style:family="table">
      <style:table-properties style:width="7in" fo:margin-left="0in" table:align="center"/>
    </style:style>
    <style:style style:name="TableRow277" style:family="table-row">
      <style:table-row-properties style:min-row-height="0.8451in" fo:keep-together="always"/>
    </style:style>
    <style:style style:name="TableCell278" style:family="table-cell">
      <style:table-cell-properties fo:border="none" fo:background-color="#FFFFFF" style:writing-mode="lr-tb" fo:padding-top="0.0298in" fo:padding-left="0.0798in" fo:padding-bottom="0.0298in" fo:padding-right="0.0798in"/>
    </style:style>
    <style:style style:name="T279" style:parent-style-name="Policepardéfaut" style:family="text">
      <style:text-properties fo:language="fr" fo:country="FR"/>
    </style:style>
    <style:style style:name="T280" style:parent-style-name="Policepardéfaut" style:family="text">
      <style:text-properties fo:language="fr" fo:country="FR"/>
    </style:style>
    <style:style style:name="T281" style:parent-style-name="Policepardéfaut" style:family="text">
      <style:text-properties fo:language="fr" fo:country="FR"/>
    </style:style>
    <style:style style:name="T282" style:parent-style-name="Policepardéfaut" style:family="text">
      <style:text-properties fo:language="fr" fo:country="FR"/>
    </style:style>
    <style:style style:name="T283" style:parent-style-name="Policepardéfaut" style:family="text">
      <style:text-properties fo:language="fr" fo:country="FR"/>
    </style:style>
    <style:style style:name="T284" style:parent-style-name="Policepardéfaut" style:family="text">
      <style:text-properties fo:language="fr" fo:country="FR"/>
    </style:style>
    <style:style style:name="T285" style:parent-style-name="Policepardéfaut" style:family="text">
      <style:text-properties fo:language="fr" fo:country="FR"/>
    </style:style>
    <style:style style:name="T286" style:parent-style-name="Policepardéfaut" style:family="text">
      <style:text-properties fo:language="fr" fo:country="FR"/>
    </style:style>
    <style:style style:name="T287" style:parent-style-name="Policepardéfaut" style:family="text">
      <style:text-properties fo:language="fr" fo:country="FR"/>
    </style:style>
    <style:style style:name="P288" style:parent-style-name="lowercenteredtext" style:family="paragraph">
      <style:paragraph-properties fo:margin-left="-0.5in" fo:margin-right="-0.5625in">
        <style:tab-stops/>
      </style:paragraph-properties>
    </style:style>
    <style:style style:name="T289" style:parent-style-name="Policepardéfaut" style:family="text">
      <style:text-properties fo:language="fr" fo:country="FR"/>
    </style:style>
    <style:style style:name="T290" style:parent-style-name="Policepardéfaut" style:family="text">
      <style:text-properties fo:language="fr" fo:country="FR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<draw:frame draw:style-name="a0" draw:name="Picture 1" text:anchor-type="as-char" svg:x="0in" svg:y="0in" svg:width="0.9375in" svg:height="0.46875in" style:rel-width="scale" style:rel-height="scale"><draw:image xlink:href="media/image1.png" xlink:type="simple" xlink:show="embed" xlink:actuate="onLoad"/><svg:title/><svg:desc>Logo placeholder</svg:desc></draw:frame></text:span></text:p>
          </table:table-cell>
          <table:table-cell table:style-name="TableCell9" table:number-columns-spanned="2">
            <text:h text:style-name="Titre1" text:outline-level="1"><text:span text:style-name="T10">Devis</text:span></text:h>
          </table:table-cell>
          <table:covered-table-cell/>
        </table:table-row>
        <table:table-row table:style-name="TableRow11">
          <table:table-cell table:style-name="TableCell12" table:number-columns-spanned="2">
            <text:h text:style-name="slogan" text:outline-level="3"><text:span text:style-name="T13">[Slogan de la société]</text:span></text:h>
          </table:table-cell>
          <table:covered-table-cell/>
          <table:table-cell table:style-name="TableCell14">
            <text:p text:style-name="DateandNumber"><text:span text:style-name="T15">Date : [Entrez la date]</text:span></text:p>
            <text:p text:style-name="DateandNumber"><text:span text:style-name="T16">N° FACTURE [100]</text:span></text:p>
            <text:p text:style-name="DateandNumber"><text:span text:style-name="T17">Date d’expiration : [Entrez la date]</text:span></text:p>
          </table:table-cell>
        </table:table-row>
        <table:table-row table:style-name="TableRow18">
          <table:table-cell table:style-name="TableCell19" table:number-columns-spanned="2">
            <text:p text:style-name="headings"><text:span text:style-name="T20">À</text:span></text:p>
          </table:table-cell>
          <table:covered-table-cell/>
          <table:table-cell table:style-name="TableCell21">
            <text:p text:style-name="rightalignedtext"><text:span text:style-name="T22">Lucie Leroux</text:span></text:p>
            <text:p text:style-name="rightalignedtext"><text:span text:style-name="T23">[Nom de la société]</text:span></text:p>
            <text:p text:style-name="rightalignedtext"><text:span text:style-name="T24">Rue de l'aurore</text:span><text:span text:style-name="T25"><text:s/></text:span><text:span text:style-name="T26">37</text:span></text:p>
            <text:p text:style-name="P27"/>
            <text:p text:style-name="rightalignedtext"><text:span text:style-name="T28">5310</text:span><text:span text:style-name="T29"><text:s/></text:span><text:span text:style-name="T30">Eghezee</text:span></text:p>
            <text:p text:style-name="rightalignedtext"><text:span text:style-name="T31">[Téléphone]</text:span></text:p>
            <text:p text:style-name="rightalignedtext"><text:span text:style-name="T32">Réf client<text:s/></text:span><text:span text:style-name="T33">[ABC12345]</text:span></text:p>
          </table:table-cell>
        </table:table-row>
      </table:table>
      <text:p text:style-name="P34"/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h text:style-name="ColumnHeadings" text:outline-level="2"><text:span text:style-name="T45">Vendeur</text:span></text:h>
          </table:table-cell>
          <table:table-cell table:style-name="TableCell46">
            <text:h text:style-name="ColumnHeadings" text:outline-level="2"><text:span text:style-name="T47">Tâche</text:span></text:h>
          </table:table-cell>
          <table:table-cell table:style-name="TableCell48">
            <text:h text:style-name="ColumnHeadings" text:outline-level="2"><text:span text:style-name="T49">Méthode d’expédition</text:span></text:h>
          </table:table-cell>
          <table:table-cell table:style-name="TableCell50">
            <text:h text:style-name="ColumnHeadings" text:outline-level="2"><text:span text:style-name="T51">Conditions de livraison</text:span></text:h>
          </table:table-cell>
          <table:table-cell table:style-name="TableCell52">
            <text:h text:style-name="ColumnHeadings" text:outline-level="2"><text:span text:style-name="T53">Date de livraison</text:span></text:h>
          </table:table-cell>
          <table:table-cell table:style-name="TableCell54">
            <text:h text:style-name="ColumnHeadings" text:outline-level="2"><text:span text:style-name="T55">Modalités de paiement</text:span></text:h>
          </table:table-cell>
          <table:table-cell table:style-name="TableCell56">
            <text:h text:style-name="ColumnHeadings" text:outline-level="2"><text:span text:style-name="T57">Échéance</text:span></text:h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Normal"><text:span text:style-name="T70">Paiement à la réception</text:span></text:p>
          </table:table-cell>
          <table:table-cell table:style-name="TableCell71">
            <text:p text:style-name="P72"/>
          </table:table-cell>
        </table:table-row>
      </table:table>
      <text:p text:style-name="P73"/>
      <table:table table:style-name="Table74">
        <table:table-columns>
          <table:table-column table:style-name="TableColumn75"/>
          <table:table-column table:style-name="TableColumn76"/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h text:style-name="ColumnHeadings" text:outline-level="2"><text:span text:style-name="T83">Qté</text:span></text:h>
          </table:table-cell>
          <table:table-cell table:style-name="TableCell84">
            <text:h text:style-name="ColumnHeadings" text:outline-level="2"><text:span text:style-name="T85">N°article</text:span></text:h>
          </table:table-cell>
          <table:table-cell table:style-name="TableCell86">
            <text:h text:style-name="ColumnHeadings" text:outline-level="2"><text:span text:style-name="T87">Description</text:span></text:h>
          </table:table-cell>
          <table:table-cell table:style-name="TableCell88">
            <text:h text:style-name="ColumnHeadings" text:outline-level="2"><text:span text:style-name="T89">Prix<text:s/></text:span><text:span text:style-name="T90">unitaire</text:span></text:h>
          </table:table-cell>
          <table:table-cell table:style-name="TableCell91">
            <text:h text:style-name="ColumnHeadings" text:outline-level="2"><text:span text:style-name="T92">Remise</text:span></text:h>
          </table:table-cell>
          <table:table-cell table:style-name="TableCell93">
            <text:h text:style-name="ColumnHeadings" text:outline-level="2"><text:span text:style-name="T94">Total de la ligne</text:span></text:h>
          </table:table-cell>
        </table:table-row>
        <table:table-row table:style-name="TableRow95">
          <table:table-cell table:style-name="TableCell96">
            <text:p text:style-name="P97">2</text:p>
          </table:table-cell>
          <table:table-cell table:style-name="TableCell98">
            <text:p text:style-name="P99">12</text:p>
          </table:table-cell>
          <table:table-cell table:style-name="TableCell100">
            <text:p text:style-name="P101">Gel douche</text:p>
          </table:table-cell>
          <table:table-cell table:style-name="TableCell102">
            <text:p text:style-name="P103">20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40</text:p>
          </table:table-cell>
        </table:table-row>
        <table:table-row table:style-name="TableRow95">
          <table:table-cell table:style-name="TableCell96">
            <text:p text:style-name="P97">1</text:p>
          </table:table-cell>
          <table:table-cell table:style-name="TableCell98">
            <text:p text:style-name="P99">14</text:p>
          </table:table-cell>
          <table:table-cell table:style-name="TableCell100">
            <text:p text:style-name="P101">Boule massante</text:p>
          </table:table-cell>
          <table:table-cell table:style-name="TableCell102">
            <text:p text:style-name="P103">59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59</text:p>
          </table:table-cell>
        </table:table-row>
        <table:table-row table:style-name="TableRow95">
          <table:table-cell table:style-name="TableCell96">
            <text:p text:style-name="P97">2</text:p>
          </table:table-cell>
          <table:table-cell table:style-name="TableCell98">
            <text:p text:style-name="P99">16</text:p>
          </table:table-cell>
          <table:table-cell table:style-name="TableCell100">
            <text:p text:style-name="P101">Eponge</text:p>
          </table:table-cell>
          <table:table-cell table:style-name="TableCell102">
            <text:p text:style-name="P103">6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12</text:p>
          </table:table-cell>
        </table:table-row>
        <table:table-row table:style-name="TableRow95">
          <table:table-cell table:style-name="TableCell96">
            <text:p text:style-name="P97">10</text:p>
          </table:table-cell>
          <table:table-cell table:style-name="TableCell98">
            <text:p text:style-name="P99">81</text:p>
          </table:table-cell>
          <table:table-cell table:style-name="TableCell100">
            <text:p text:style-name="P101">Bain moussant</text:p>
          </table:table-cell>
          <table:table-cell table:style-name="TableCell102">
            <text:p text:style-name="P103">4</text:p>
          </table:table-cell>
          <table:table-cell table:style-name="TableCell104">
            <text:p text:style-name="P105"/>
          </table:table-cell>
          <table:table-cell table:style-name="TableCell106">
            <text:p text:style-name="P107">40</text:p>
          </table:table-cell>
        </table:table-row>
        <table:table-row table:style-name="TableRow121"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/>
          </table:table-cell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/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  <table:table-cell table:style-name="TableCell158">
            <text:p text:style-name="P159"/>
          </table:table-cell>
        </table:table-row>
        <table:table-row table:style-name="TableRow160"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  <table:table-cell table:style-name="TableCell171">
            <text:p text:style-name="P172"/>
          </table:table-cell>
        </table:table-row>
        <table:table-row table:style-name="TableRow173"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</table:table-row>
        <table:table-row table:style-name="TableRow186"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/>
          </table:table-cell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</table:table-row>
        <table:table-row table:style-name="TableRow225"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</table:table-row>
        <table:table-row table:style-name="TableRow251">
          <table:table-cell table:style-name="TableCell252" table:number-columns-spanned="4">
            <text:p text:style-name="rightalignedtext"><text:span text:style-name="T253">Pourcentage de remise</text:span></text:p>
          </table:table-cell>
          <table:covered-table-cell/>
          <table:covered-table-cell/>
          <table:covered-table-cell/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</table:table-row>
        <table:table-row table:style-name="TableRow258">
          <table:table-cell table:style-name="TableCell259" table:number-columns-spanned="5">
            <text:p text:style-name="rightalignedtext"><text:span text:style-name="T260">Sous-total</text:span></text:p>
          </table:table-cell>
          <table:covered-table-cell/>
          <table:covered-table-cell/>
          <table:covered-table-cell/>
          <table:covered-table-cell/>
          <table:table-cell table:style-name="TableCell261">
            <text:p text:style-name="P262">151</text:p>
          </table:table-cell>
        </table:table-row>
        <table:table-row table:style-name="TableRow263">
          <table:table-cell table:style-name="TableCell264" table:number-columns-spanned="5">
            <text:p text:style-name="rightalignedtext"><text:span text:style-name="T265">Taxes ventes</text:span></text:p>
          </table:table-cell>
          <table:covered-table-cell/>
          <table:covered-table-cell/>
          <table:covered-table-cell/>
          <table:covered-table-cell/>
          <table:table-cell table:style-name="TableCell266">
            <text:p text:style-name="P267">31.709999999999997</text:p>
          </table:table-cell>
        </table:table-row>
        <table:table-row table:style-name="TableRow268">
          <table:table-cell table:style-name="TableCell269" table:number-columns-spanned="5">
            <text:p text:style-name="rightalignedtext"><text:span text:style-name="T270">Total</text:span></text:p>
          </table:table-cell>
          <table:covered-table-cell/>
          <table:covered-table-cell/>
          <table:covered-table-cell/>
          <table:covered-table-cell/>
          <table:table-cell table:style-name="TableCell271">
            <text:p text:style-name="P272">182.71</text:p>
          </table:table-cell>
        </table:table-row>
      </table:table>
      <text:p text:style-name="P273"/>
      <text:p text:style-name="P274"/>
      <table:table table:style-name="Table275">
        <table:table-columns>
          <table:table-column table:style-name="TableColumn276"/>
        </table:table-columns>
        <table:table-row table:style-name="TableRow277">
          <table:table-cell table:style-name="TableCell278">
            <text:p text:style-name="SmallType"><text:span text:style-name="T279">Devis préparé par :<text:s/></text:span><text:span text:style-name="T280"><text:tab/></text:span></text:p>
            <text:p text:style-name="SmallType"><text:span text:style-name="T281">Ceci est un devis des biens nommés, soumis aux conditions indiquées ci-dessous : (Décrivez toutes les conditions liées à ces prix<text:s/></text:span><text:span text:style-name="T282"><text:line-break/></text:span><text:span text:style-name="T283">et<text:s/></text:span><text:span text:style-name="T284">toutes les conditions supplémentaires de l’accord. Il est conseillé d’inclure les dépenses imprévues qui affecteront le devis.)</text:span></text:p>
            <text:p text:style-name="SmallType"><text:span text:style-name="T285">Pour accepter ce devis, signez ici et renvoyez-le :<text:s/></text:span><text:span text:style-name="T286"><text:tab/></text:span></text:p>
          </table:table-cell>
        </table:table-row>
      </table:table>
      <text:p text:style-name="thankyou"><text:span text:style-name="T287">Merci de votre commande !</text:span></text:p>
      <text:p text:style-name="P288"><text:span text:style-name="T289">[Nom de la société] <text:s/>[Adresse postale] <text:s/></text:span><text:span text:style-name="T290">[Ville, code postal] <text:s/>Téléphone [00.00.00.00.00] <text:s/>Télécopie [00.00.00.00.00] <text:s/>[adresse électronique]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Microsoft Sans Serif" svg:font-family="Microsoft Sans Serif" style:font-family-generic="swiss" style:font-pitch="variable" svg:panose-1="2 11 6 4 2 2 2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text-align="end" fo:line-height="0.5555in"/>
      <style:text-properties style:font-name-complex="Arial" style:font-weight-complex="bold" fo:color="#DFEADF" style:letter-kerning="true" fo:font-size="36pt" style:font-size-asian="36pt" style:font-size-complex="2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-complex="Arial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text-properties style:font-name="Microsoft Sans Serif" fo:font-size="8pt" style:font-size-asian="8pt" style:font-size-complex="12pt" fo:hyphenate="false"/>
    </style:style>
    <style:style style:name="Policepardéfaut" style:display-name="Police par défaut" style:family="text"/>
    <style:style style:name="Amount" style:display-name="Amount" style:family="paragraph" style:parent-style-name="Normal">
      <style:paragraph-properties fo:text-align="end"/>
      <style:text-properties fo:hyphenate="false"/>
    </style:style>
    <style:style style:name="DateandNumber" style:display-name="Date and Number" style:family="paragraph" style:parent-style-name="Normal">
      <style:paragraph-properties fo:text-align="end" fo:line-height="110%"/>
      <style:text-properties fo:font-weight="bold" style:font-weight-asian="bold" fo:color="#808080" fo:letter-spacing="0.0027in" style:font-size-complex="8pt" fo:hyphenate="false"/>
    </style:style>
    <style:style style:name="ColumnHeadings" style:display-name="Column Headings" style:family="paragraph" style:parent-style-name="Titre2" style:auto-update="true" style:default-outline-level="2">
      <style:paragraph-properties fo:keep-with-next="auto" fo:margin-top="0.0138in" fo:margin-bottom="0in"/>
      <style:text-properties style:font-name-complex="Times New Roman" style:font-weight-complex="normal" fo:font-style="normal" style:font-style-asian="normal" style:font-style-complex="normal" fo:color="#808080" fo:font-size="8pt" style:font-size-asian="8pt" style:font-size-complex="8pt" fo:hyphenate="false"/>
    </style:style>
    <style:style style:name="slogan" style:display-name="slogan" style:family="paragraph" style:parent-style-name="Normal" style:default-outline-level="3">
      <style:paragraph-properties fo:margin-bottom="0.0416in"/>
      <style:text-properties fo:font-weight="bold" style:font-weight-asian="bold" fo:font-style="italic" style:font-style-asian="italic" fo:color="#808080" fo:letter-spacing="0.0027in" style:font-size-complex="9pt" fo:hyphenate="false"/>
    </style:style>
    <style:style style:name="Loweraddress" style:display-name="Lower address" style:family="paragraph" style:parent-style-name="Normal">
      <style:paragraph-properties fo:text-align="center" fo:margin-top="0.3611in"/>
      <style:text-properties fo:color="#B0CCB0" style:font-size-complex="9pt" fo:hyphenate="false"/>
    </style:style>
    <style:style style:name="thankyou" style:display-name="thank you" style:family="paragraph" style:parent-style-name="Normal" style:auto-update="true">
      <style:paragraph-properties fo:text-align="center" fo:margin-top="0.0694in"/>
      <style:text-properties fo:font-style="italic" style:font-style-asian="italic" fo:color="#808080" fo:font-size="10pt" style:font-size-asian="10pt" fo:hyphenate="false"/>
    </style:style>
    <style:style style:name="rightalignedtext" style:display-name="right aligned text" style:family="paragraph" style:parent-style-name="Normal">
      <style:paragraph-properties fo:text-align="end" style:line-height-at-least="0.1666in"/>
      <style:text-properties fo:font-weight="bold" style:font-weight-asian="bold" fo:color="#808080" style:font-size-complex="8pt" fo:hyphenate="false"/>
    </style:style>
    <style:style style:name="SmallType" style:display-name="Small Type" style:family="paragraph" style:parent-style-name="Normal">
      <style:paragraph-properties fo:margin-bottom="0.0833in" fo:line-height="110%">
        <style:tab-stops>
          <style:tab-stop style:type="right" style:leader-style="solid" style:leader-text="_" style:position="6.5in"/>
        </style:tab-stops>
      </style:paragraph-properties>
      <style:text-properties fo:color="#808080" fo:letter-spacing="0.0027in" fo:font-size="7pt" style:font-size-asian="7pt" style:font-size-complex="9pt" fo:hyphenate="false"/>
    </style:style>
    <style:style style:name="headings" style:display-name="headings" style:family="paragraph" style:parent-style-name="rightalignedtext">
      <style:text-properties style:font-weight-complex="bold" fo:text-transform="uppercase" fo:letter-spacing="0.0027in" fo:hyphenate="false"/>
    </style:style>
    <style:style style:name="Textedebulles" style:display-name="Texte de bulles" style:family="paragraph" style:parent-style-name="Normal">
      <style:text-properties style:font-name="Tahoma" style:font-name-complex="Tahoma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style:style style:name="Textedelespaceréservé" style:display-name="Texte de l'espace réservé" style:family="text" style:parent-style-name="Policepardéfaut">
      <style:text-properties fo:color="#808080"/>
    </style:style>
    <style:style style:name="lowercenteredtext" style:display-name="lower centered text" style:family="paragraph" style:parent-style-name="Normal">
      <style:paragraph-properties fo:text-align="center" fo:margin-top="0.3611in"/>
      <style:text-properties fo:color="#B0CCB0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ales quote (Green design)</dc:title>
    <meta:initial-creator>Microsoft Office User</meta:initial-creator>
    <dc:creator>Doryan Saint Georges</dc:creator>
    <meta:creation-date>2022-03-27T20:32:00Z</meta:creation-date>
    <dc:date>2022-03-27T21:39:00Z</dc:date>
    <meta:print-date>2004-09-20T22:59:00Z</meta:print-date>
    <meta:template xlink:href="Devis%20(Vert).dotx" xlink:type="simple"/>
    <meta:editing-cycles>3</meta:editing-cycles>
    <meta:editing-duration>PT420S</meta:editing-duration>
    <meta:user-defined meta:name="ContentTypeId">0x01010069924D1ECC420D47A2456556BC94F7370400BDF4491DEA4973499845289601F88B9F</meta:user-defined>
    <meta:user-defined meta:name="ImageGenCounter">0</meta:user-defined>
    <meta:user-defined meta:name="ViolationReportStatus">None</meta:user-defined>
    <meta:user-defined meta:name="ImageGenStatus">0</meta:user-defined>
    <meta:user-defined meta:name="PolicheckStatus">0</meta:user-defined>
    <meta:user-defined meta:name="Applications">79;#Template 12;#95;#Microsoft Office Word 2007;#448;#Microsoft Office Word 2010</meta:user-defined>
    <meta:user-defined meta:name="PolicheckCounter">0</meta:user-defined>
    <meta:user-defined meta:name="APTrustLevel" meta:value-type="float">1</meta:user-defined>
    <meta:document-statistic meta:page-count="1" meta:paragraph-count="2" meta:word-count="220" meta:character-count="1431" meta:row-count="10" meta:non-whitespace-character-count="1213"/>
  </office:meta>
</office:document-meta>
</file>